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0FAF1EC27446D904B09.png" manifest:media-type="image/png"/>
  <manifest:file-entry manifest:full-path="Pictures/100002010000040000000400EBE641BCAAD7CB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pitch="variable"/>
    <style:font-face style:name="Asana Math" svg:font-family="'Asana Math'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Comfortaa" svg:font-family="Comfortaa" style:font-pitch="variable"/>
    <style:font-face style:name="D050000L" svg:font-family="D050000L" style:font-pitch="variable"/>
    <style:font-face style:name="GLYPHICONS Halflings" svg:font-family="'GLYPHICONS Halflings'" style:font-pitch="variable"/>
    <style:font-face style:name="Go Smallcaps" svg:font-family="'Go Smallcaps'" style:font-pitch="variable"/>
    <style:font-face style:name="Likhan" svg:font-family="Likhan" style:font-pitch="variable"/>
    <style:font-face style:name="Warm Snow" svg:font-family="'Warm Sn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e7d32" svg:stroke-opacity="0%" draw:fill="gradient" draw:fill-color="#9e9d24" draw:fill-gradient-name="Gradient_20_75" draw:opacity="100%" draw:textarea-horizontal-align="justify" draw:textarea-vertical-align="middle" draw:auto-grow-height="false" fo:min-height="20.75cm" fo:min-width="42.51cm" draw:shadow="hidden"/>
    </style:style>
    <style:style style:name="gr2" style:family="graphic" style:parent-style-name="standard">
      <style:graphic-properties draw:stroke="none" svg:stroke-color="#000000" draw:fill="none" draw:fill-color="#729fcf" draw:textarea-vertical-align="middle" fo:min-height="20.75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loext:graphic-properties draw:fill="gradient" draw:fill-color="#9e9d24" draw:fill-gradient-name="Gradient_20_75" draw:opacity="100%"/>
      <style:paragraph-properties fo:text-align="center"/>
    </style:style>
    <style:style style:name="P2" style:family="paragraph">
      <style:paragraph-properties fo:text-align="start"/>
      <style:text-properties fo:color="#fafafa" style:font-name="Go Smallcaps" fo:font-size="140pt" style:text-underline-style="none" style:font-size-asian="140pt" style:font-size-complex="140pt"/>
    </style:style>
    <style:style style:name="P3" style:family="paragraph">
      <loext:graphic-properties draw:fill="none" draw:fill-color="#729fcf"/>
      <style:paragraph-properties fo:text-align="start"/>
      <style:text-properties fo:color="#fafafa" style:font-name="Go Smallcaps" fo:font-size="140pt" style:text-underline-style="none" style:font-size-asian="140pt" style:font-size-complex="140pt"/>
    </style:style>
    <style:style style:name="P4" style:family="paragraph">
      <style:paragraph-properties fo:text-align="center"/>
    </style:style>
    <style:style style:name="P5" style:family="paragraph">
      <style:text-properties fo:color="#fafafa" style:font-name="Cantarell Light" fo:font-size="23pt" style:font-size-asian="23pt" style:font-size-complex="23pt"/>
    </style:style>
    <style:style style:name="P6" style:family="paragraph">
      <loext:graphic-properties draw:fill="none" draw:fill-color="#ffffff"/>
      <style:text-properties fo:color="#fafafa" style:font-name="Cantarell Light" fo:font-size="23pt" style:text-underline-style="none" fo:font-weight="bold" style:font-size-asian="23pt" style:font-size-complex="23pt"/>
    </style:style>
    <style:style style:name="T1" style:family="text">
      <style:text-properties fo:color="#fafafa" style:font-name="Go Smallcaps" fo:font-size="140pt" style:font-size-asian="140pt" style:font-size-complex="140pt"/>
    </style:style>
    <style:style style:name="T2" style:family="text">
      <style:text-properties fo:color="#fafafa" style:font-name="Cantarell Light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3.01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cm" svg:height="21cm" svg:x="6.5cm" svg:y="-1cm">
          <draw:text-box>
            <text:p text:style-name="P2"><text:span text:style-name="T1">La </text:span></text:p>
            <text:p text:style-name="P2"><text:span text:style-name="T1">Ronda</text:span></text:p>
          </draw:text-box>
        </draw:frame>
        <draw:frame draw:style-name="gr3" draw:text-style-name="P4" draw:layer="layout" svg:width="10.5cm" svg:height="10.5cm" svg:x="25.2cm" svg:y="5.2cm">
          <draw:image xlink:href="Pictures/100002010000040000000400EBE641BCAAD7CBBA.png" xlink:type="simple" xlink:show="embed" xlink:actuate="onLoad" loext:mime-type="image/png">
            <text:p/>
          </draw:image>
        </draw:frame>
        <draw:frame draw:style-name="gr4" draw:text-style-name="P6" draw:layer="layout" svg:width="17.9cm" svg:height="3cm" svg:x="6.8cm" svg:y="15cm">
          <draw:text-box>
            <text:p text:style-name="P5"><text:span text:style-name="T2">El contador para el tradicional juego de cartas</text:span></text:p>
          </draw:text-box>
        </draw:frame>
        <draw:frame draw:style-name="gr3" draw:text-style-name="P4" draw:layer="layout" svg:width="7.536cm" svg:height="2.915cm" svg:x="34.764cm" svg:y="17.4cm">
          <draw:image xlink:href="Pictures/1000020100000286000000FAF1EC27446D904B0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pitch="variable"/>
    <style:font-face style:name="Asana Math" svg:font-family="'Asana Math'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Comfortaa" svg:font-family="Comfortaa" style:font-pitch="variable"/>
    <style:font-face style:name="D050000L" svg:font-family="D050000L" style:font-pitch="variable"/>
    <style:font-face style:name="GLYPHICONS Halflings" svg:font-family="'GLYPHICONS Halflings'" style:font-pitch="variable"/>
    <style:font-face style:name="Go Smallcaps" svg:font-family="'Go Smallcaps'" style:font-pitch="variable"/>
    <style:font-face style:name="Likhan" svg:font-family="Likhan" style:font-pitch="variable"/>
    <style:font-face style:name="Warm Snow" svg:font-family="'Warm Sn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5" draw:display-name="Gradient 75" draw:style="linear" draw:start-color="#303f9f" draw:end-color="#2e7d32" draw:start-intensity="100%" draw:end-intensity="100%" draw:angle="3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0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7:41:30.195489338</meta:creation-date>
    <dc:date>2020-05-12T23:13:52.264859565</dc:date>
    <meta:editing-duration>PT45M57S</meta:editing-duration>
    <meta:editing-cycles>10</meta:editing-cycles>
    <meta:generator>LibreOffice/6.4.3.2$Linux_X86_64 LibreOffice_project/40$Build-2</meta:generator>
    <meta:document-statistic meta:object-count="5"/>
  </office:meta>
</office:document-meta>
</file>